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714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3.778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3.944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2.538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5.831cm"/>
    </style:style>
    <style:style style:name="co13" style:family="table-column">
      <style:table-column-properties fo:break-before="auto" style:column-width="0.425cm"/>
    </style:style>
    <style:style style:name="co14" style:family="table-column">
      <style:table-column-properties fo:break-before="auto" style:column-width="3.856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0.485cm"/>
    </style:style>
    <style:style style:name="co17" style:family="table-column">
      <style:table-column-properties fo:break-before="auto" style:column-width="0.801cm"/>
    </style:style>
    <style:style style:name="co18" style:family="table-column">
      <style:table-column-properties fo:break-before="auto" style:column-width="0.34cm"/>
    </style:style>
    <style:style style:name="co19" style:family="table-column">
      <style:table-column-properties fo:break-before="auto" style:column-width="2.813cm"/>
    </style:style>
    <style:style style:name="co20" style:family="table-column">
      <style:table-column-properties fo:break-before="auto" style:column-width="4.034cm"/>
    </style:style>
    <style:style style:name="co21" style:family="table-column">
      <style:table-column-properties fo:break-before="auto" style:column-width="0.369cm"/>
    </style:style>
    <style:style style:name="co22" style:family="table-column">
      <style:table-column-properties fo:break-before="auto" style:column-width="2.898cm"/>
    </style:style>
    <style:style style:name="co23" style:family="table-column">
      <style:table-column-properties fo:break-before="auto" style:column-width="3.865cm"/>
    </style:style>
    <style:style style:name="co24" style:family="table-column">
      <style:table-column-properties fo:break-before="auto" style:column-width="0.284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0.765cm"/>
    </style:style>
    <style:style style:name="co27" style:family="table-column">
      <style:table-column-properties fo:break-before="auto" style:column-width="9.121cm"/>
    </style:style>
    <style:style style:name="co28" style:family="table-column">
      <style:table-column-properties fo:break-before="auto" style:column-width="15.113cm"/>
    </style:style>
    <style:style style:name="co29" style:family="table-column">
      <style:table-column-properties fo:break-before="auto" style:column-width="10.1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8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9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3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1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84">
      <style:table-cell-properties fo:border-bottom="none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="none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28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-bottom="none" fo:border-left="0.002cm solid #000000" fo:border-right="none" fo:border-top="none"/>
      <style:text-properties fo:color="#000000" fo:font-size="9pt" style:font-size-asian="9pt" style:font-size-complex="9pt"/>
    </style:style>
    <style:style style:name="ce3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1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3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4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41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3" style:family="table-cell" style:parent-style-name="Default">
      <style:table-cell-properties fo:border-bottom="none" fo:border-left="none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45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46" style:family="table-cell" style:parent-style-name="Default">
      <style:text-properties fo:font-size="8.5pt" style:font-size-asian="8.5pt" style:font-size-complex="8.5pt"/>
    </style:style>
    <style:style style:name="ce47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48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49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0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1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2" style:family="table-cell" style:parent-style-name="Default">
      <style:table-cell-properties fo:background-color="#83caff"/>
      <style:text-properties fo:font-size="8.5pt" fo:font-weight="bold" style:font-size-asian="8.5pt" style:font-weight-asian="bold" style:font-size-complex="8.5pt" style:font-weight-complex="bold"/>
    </style:style>
    <style:style style:name="ce53" style:family="table-cell" style:parent-style-name="Default">
      <style:table-cell-properties fo:background-color="#3deb3d"/>
      <style:text-properties fo:font-size="8.5pt" fo:font-weight="bold" style:font-size-asian="8.5pt" style:font-weight-asian="bold" style:font-size-complex="8.5pt" style:font-weight-complex="bold"/>
    </style:style>
    <style:style style:name="ce54" style:family="table-cell" style:parent-style-name="Default">
      <style:table-cell-properties fo:background-color="#ccccff"/>
      <style:text-properties fo:font-size="8.5pt" fo:font-weight="bold" style:font-size-asian="8.5pt" style:font-weight-asian="bold" style:font-size-complex="8.5pt" style:font-weight-complex="bold"/>
    </style:style>
    <style:style style:name="ce55" style:family="table-cell" style:parent-style-name="Default">
      <style:table-cell-properties fo:background-color="#ff950e"/>
      <style:text-properties fo:font-size="8.5pt" fo:font-weight="bold" style:font-size-asian="8.5pt" style:font-weight-asian="bold" style:font-size-complex="8.5pt" style:font-weight-complex="bold"/>
    </style:style>
    <style:style style:name="ce56" style:family="table-cell" style:parent-style-name="Default">
      <style:table-cell-properties fo:background-color="#e6ff00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>
      <style:table-cell-properties fo:background-color="transparent" fo:border="none"/>
      <style:text-properties fo:font-size="8.5pt" fo:font-style="normal" style:font-size-asian="8.5pt" style:font-style-asian="normal" style:font-size-complex="8.5pt" style:font-style-complex="normal"/>
    </style:style>
    <style:style style:name="ce58" style:family="table-cell" style:parent-style-name="Default">
      <style:table-cell-properties fo:background-color="transparent" fo:border="none"/>
      <style:text-properties fo:color="#000000" fo:font-size="8.5pt" fo:font-style="normal" style:font-size-asian="8.5pt" style:font-style-asian="normal" style:font-size-complex="8.5pt" style:font-style-complex="normal"/>
    </style:style>
    <style:style style:name="ce59" style:family="table-cell" style:parent-style-name="Default">
      <style:table-cell-properties fo:background-color="transparent"/>
      <style:text-properties fo:font-size="8.5pt" fo:font-style="normal" style:font-size-asian="8.5pt" style:font-style-asian="normal" style:font-size-complex="8.5pt" style:font-style-complex="normal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/>
          <table:table-cell table:style-name="ce5" office:value-type="string">
            <text:p>DesInventar8.2</text:p>
          </table:table-cell>
          <table:table-cell table:style-name="ce16" office:value-type="string">
            <text:p>BASE.DB</text:p>
          </table:table-cell>
          <table:table-cell table:style-name="ce23"/>
          <table:table-cell table:style-name="ce25"/>
          <table:table-cell table:style-name="ce2"/>
          <table:table-cell table:style-name="ce5" table:formula="of:=[.C2]" office:value-type="string" office:string-value="DesInventar8.2">
            <text:p>DesInventar8.2</text:p>
          </table:table-cell>
          <table:table-cell table:style-name="ce16" office:value-type="string">
            <text:p>CORE.DB</text:p>
          </table:table-cell>
          <table:table-cell table:style-name="ce18"/>
          <table:table-cell table:style-name="ce26"/>
          <table:table-cell/>
          <table:table-cell table:style-name="ce2"/>
          <table:table-cell table:style-name="ce5" table:formula="of:=[.H2]" office:value-type="string" office:string-value="DesInventar8.2">
            <text:p>DesInventar8.2</text:p>
          </table:table-cell>
          <table:table-cell table:style-name="ce16" office:value-type="string">
            <text:p>REGION.DB</text:p>
          </table:table-cell>
          <table:table-cell table:style-name="ce40"/>
          <table:table-cell table:style-name="ce41" office:value-type="string" table:number-columns-spanned="2" table:number-rows-spanned="1">
            <text:p>Disaster</text:p>
          </table:table-cell>
          <table:covered-table-cell table:style-name="ce18"/>
          <table:table-cell table:style-name="ce18"/>
          <table:table-cell table:number-columns-repeated="237"/>
        </table:table-row>
        <table:table-row table:style-name="ro1">
          <table:table-cell/>
          <table:table-cell table:style-name="ce3"/>
          <table:table-cell/>
          <table:table-cell table:style-name="ce17" office:value-type="date" office:date-value="2009-02-24">
            <text:p>2009-02-24</text:p>
          </table:table-cell>
          <table:table-cell table:style-name="ce24"/>
          <table:table-cell table:style-name="ce17"/>
          <table:table-cell table:style-name="ce3"/>
          <table:table-cell/>
          <table:table-cell table:style-name="ce17" table:formula="of:=[.D3]" office:value-type="date" office:date-value="2009-02-24">
            <text:p>2009-02-24</text:p>
          </table:table-cell>
          <table:table-cell table:style-name="ce19"/>
          <table:table-cell table:style-name="ce26"/>
          <table:table-cell/>
          <table:table-cell table:style-name="ce3"/>
          <table:table-cell/>
          <table:table-cell table:style-name="ce17" table:formula="of:=[.D3]" office:value-type="date" office:date-value="2009-02-24">
            <text:p>2009-02-24</text:p>
          </table:table-cell>
          <table:table-cell/>
          <table:table-cell table:style-name="ce7" office:value-type="string">
            <text:p>Disaster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Country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5" office:value-type="string" table:number-columns-spanned="2" table:number-rows-spanned="1">
            <text:p>Info</text:p>
          </table:table-cell>
          <table:covered-table-cell table:style-name="ce18"/>
          <table:table-cell/>
          <table:table-cell table:style-name="ce3" office:value-type="string">
            <text:p>DisasterSerial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ountryIso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0" office:value-type="string">
            <text:p>InfoKey</text:p>
          </table:table-cell>
          <table:table-cell table:style-name="ce18" office:value-type="string">
            <text:p>VARCHAR(50)</text:p>
          </table:table-cell>
          <table:table-cell/>
          <table:table-cell table:style-name="ce3" office:value-type="string">
            <text:p>DisasterBeginTime</text:p>
          </table:table-cell>
          <table:table-cell table:style-name="ce19" office:value-type="string">
            <text:p>VARCHAR(3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Iso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RegionLabel</text:p>
          </table:table-cell>
          <table:table-cell table:style-name="ce19" office:value-type="string">
            <text:p>VARCHAR(2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DisasterGeographyId</text:p>
          </table:table-cell>
          <table:table-cell table:style-name="ce19" table:formula="of:=[.O50]" office:value-type="string" office:string-value="VARCHAR(100) NOT NULL">
            <text:p>VARCHAR(10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 table:style-name="ce3"/>
          <table:table-cell table:style-name="ce29" office:value-type="string">
            <text:p>LangIsoCode</text:p>
          </table:table-cell>
          <table:table-cell table:style-name="ce19" table:formula="of:=[.D17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InfoValue</text:p>
          </table:table-cell>
          <table:table-cell table:style-name="ce19" office:value-type="string">
            <text:p>VARCHAR(1024)</text:p>
          </table:table-cell>
          <table:table-cell/>
          <table:table-cell table:style-name="ce3" office:value-type="string">
            <text:p>DisasterSit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Continent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 table:style-name="ce3"/>
          <table:table-cell table:style-name="ce29" office:value-type="string">
            <text:p>CountryIso</text:p>
          </table:table-cell>
          <table:table-cell table:style-name="ce19" table:formula="of:=[.D6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InfoAuxValue</text:p>
          </table:table-cell>
          <table:table-cell table:style-name="ce22" office:value-type="string">
            <text:p>VARCHAR(1024)</text:p>
          </table:table-cell>
          <table:table-cell/>
          <table:table-cell table:style-name="ce3" office:value-type="string">
            <text:p>DisasterLat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DisasterLong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Y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Status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6" office:value-type="string" table:number-columns-spanned="2" table:number-rows-spanned="1">
            <text:p>Event</text:p>
          </table:table-cell>
          <table:covered-table-cell table:style-name="ce18"/>
          <table:table-cell/>
          <table:table-cell table:style-name="ce3" office:value-type="string">
            <text:p>DisasterSource</text:p>
          </table:table-cell>
          <table:table-cell table:style-name="ce19" office:value-type="string">
            <text:p>VARCHAR(2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ax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/>
          <table:table-cell table:style-name="ce3" office:value-type="string">
            <text:p>RecordStatus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9" office:value-type="string">
            <text:p>CountryMaxY</text:p>
          </table:table-cell>
          <table:table-cell table:style-name="ce21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IsCRegion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RecordAuthor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4" office:value-type="string">
            <text:p>IsVRegion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RecordCreation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Record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Language</text:p>
          </table:table-cell>
          <table:covered-table-cell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vent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LangIsoCode</text:p>
          </table:table-cell>
          <table:table-cell table:style-name="ce18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CVRegionItem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INTEGER DEFAULT 1</text:p>
          </table:table-cell>
          <table:table-cell/>
          <table:table-cell table:style-name="ce3" office:value-type="string">
            <text:p>Even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Iso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Predefined</text:p>
          </table:table-cell>
          <table:table-cell table:style-name="ce19" office:value-type="string">
            <text:p>INTEGER DEFAULT 0</text:p>
          </table:table-cell>
          <table:table-cell/>
          <table:table-cell table:style-name="ce3" office:value-type="string">
            <text:p>EventDuration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Local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RegionItem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ventMagnitude</text:p>
          </table:table-cell>
          <table:table-cell table:style-name="ce19" office:value-type="string">
            <text:p>VARCHAR(8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2" office:value-type="string">
            <text:p>LangStatus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RegionQuery</text:p>
          </table:table-cell>
          <table:table-cell table:style-name="ce22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Cause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Caus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Event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Auth</text:p>
          </table:table-cell>
          <table:covered-table-cell/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Dea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6"/>
          <table:table-cell table:style-name="ce3"/>
          <table:table-cell table:style-name="ce10" table:formula="of:=[.H39]" office:value-type="string" office:string-value="UserName">
            <text:p>UserName</text:p>
          </table:table-cell>
          <table:table-cell table:style-name="ce18" table:formula="of:=[.I39]" office:value-type="string" office:string-value="VARCHAR(20) NOT NULL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Missing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6"/>
          <table:table-cell table:style-name="ce3"/>
          <table:table-cell table:style-name="ce7" table:formula="of:=[.H6]" office:value-type="string" office:string-value="RegionId">
            <text:p>RegionId</text:p>
          </table:table-cell>
          <table:table-cell table:style-name="ce19" table:formula="of:=[.I6]" office:value-type="string" office:string-value="VARCHAR(50)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7" office:value-type="string" table:number-columns-spanned="2" table:number-rows-spanned="1">
            <text:p>Cause</text:p>
          </table:table-cell>
          <table:covered-table-cell table:style-name="ce18"/>
          <table:table-cell/>
          <table:table-cell table:style-name="ce3" office:value-type="string">
            <text:p>EffectPeopleInjur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Auth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/>
          <table:table-cell table:style-name="ce3" office:value-type="string">
            <text:p>EffectPeopleHarm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AuthValu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People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Auth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Evacu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ffectPeopleReloc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Queries</text:p>
          </table:table-cell>
          <table:covered-table-cell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HousesDestroy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QueryId</text:p>
          </table:table-cell>
          <table:table-cell table:style-name="ce18" table:formula="of:=[.I6]" office:value-type="string" office:string-value="VARCHAR(50)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INTEGER DEFAULT 1</text:p>
          </table:table-cell>
          <table:table-cell/>
          <table:table-cell table:style-name="ce3" office:value-type="string">
            <text:p>EffectHouses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Predefined</text:p>
          </table:table-cell>
          <table:table-cell table:style-name="ce19" office:value-type="string">
            <text:p>INTEGER DEFAULT 0</text:p>
          </table:table-cell>
          <table:table-cell/>
          <table:table-cell table:style-name="ce3" office:value-type="string">
            <text:p>EffectPeopleDea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" office:value-type="string">
            <text:p>QueryStatus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ffectPeopleMissing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Cause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3" table:formula="of:=[.H39]" office:value-type="string" office:string-value="UserName">
            <text:p>UserNam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Injur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Query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Harm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Que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QueryContent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Evacu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Reloc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Level</text:p>
          </table:table-cell>
          <table:covered-table-cell table:style-name="ce18"/>
          <table:table-cell/>
          <table:table-cell table:style-name="ce3" office:value-type="string">
            <text:p>EffectHousesDestroy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UserName</text:p>
          </table:table-cell>
          <table:table-cell table:style-name="ce19" office:value-type="string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19" office:value-type="string">
            <text:p>INTEGER NOT NULL</text:p>
          </table:table-cell>
          <table:table-cell/>
          <table:table-cell table:style-name="ce3" office:value-type="string">
            <text:p>EffectHouses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EMail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LossesValueLocal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Passwd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LossesValueUSD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FullName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Name</text:p>
          </table:table-cell>
          <table:table-cell table:style-name="ce19" office:value-type="string">
            <text:p>VARCHAR(50) NOT NULL DEFAULT '---'</text:p>
          </table:table-cell>
          <table:table-cell/>
          <table:table-cell table:style-name="ce3" office:value-type="string">
            <text:p>EffectRoads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" office:value-type="string">
            <text:p>Organization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Desc</text:p>
          </table:table-cell>
          <table:table-cell table:style-name="ce19" office:value-type="string">
            <text:p>TEXT NULL</text:p>
          </table:table-cell>
          <table:table-cell/>
          <table:table-cell table:style-name="ce3" office:value-type="string">
            <text:p>EffectFarmingAndForest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ctionary</text:p>
          </table:table-cell>
          <table:covered-table-cell/>
          <table:table-cell table:style-name="ce19"/>
          <table:table-cell/>
          <table:table-cell table:style-name="ce3"/>
          <table:table-cell table:style-name="ce3" table:formula="of:=[.C6]" office:value-type="string" office:string-value="CountryIso">
            <text:p>CountryIso</text:p>
          </table:table-cell>
          <table:table-cell table:style-name="ce19" table:formula="of:=[.D6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29" office:value-type="string">
            <text:p>GeoLevelActive</text:p>
          </table:table-cell>
          <table:table-cell table:style-name="ce19" office:value-type="string">
            <text:p>INTEGER NOT NULL DEFAULT 0</text:p>
          </table:table-cell>
          <table:table-cell/>
          <table:table-cell table:style-name="ce3" office:value-type="string">
            <text:p>EffectLiveStock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Cit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LayerFile</text:p>
          </table:table-cell>
          <table:table-cell table:style-name="ce19" office:value-type="string">
            <text:p>VARCHAR(50) NULL</text:p>
          </table:table-cell>
          <table:table-cell/>
          <table:table-cell table:style-name="ce3" office:value-type="string">
            <text:p>EffectEducation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CreationDate 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LayerName</text:p>
          </table:table-cell>
          <table:table-cell table:style-name="ce19" office:value-type="string">
            <text:p>VARCHAR(50) NULL</text:p>
          </table:table-cell>
          <table:table-cell/>
          <table:table-cell table:style-name="ce3" office:value-type="string">
            <text:p>EffectMedical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ranslation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Note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GeoLevelLayerCode</text:p>
          </table:table-cell>
          <table:table-cell table:style-name="ce22" office:value-type="string">
            <text:p>VARCHAR(50) NULL</text:p>
          </table:table-cell>
          <table:table-cell/>
          <table:table-cell table:style-name="ce3" office:value-type="string">
            <text:p>EffectOtherLoss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echHelp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UserActive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Bas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graphy</text:p>
          </table:table-cell>
          <table:covered-table-cell table:style-name="ce18"/>
          <table:table-cell/>
          <table:table-cell table:style-name="ce3" office:value-type="string">
            <text:p>SectorTransport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DictFullDesc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Option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19" office:value-type="string">
            <text:p>VARCHAR(100) NOT NULL</text:p>
          </table:table-cell>
          <table:table-cell/>
          <table:table-cell table:style-name="ce3" office:value-type="string">
            <text:p>SectorCommunications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7" table:formula="of:=[.H39]" office:value-type="string" office:string-value="UserName">
            <text:p>UserName</text:p>
          </table:table-cell>
          <table:table-cell table:style-name="ce19" table:formula="of:=[.I39]" office:value-type="string" office:string-value="VARCHAR(20) NOT NULL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SectorRelief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LabelGroup</text:p>
          </table:table-cell>
          <table:covered-table-cell/>
          <table:table-cell table:style-name="ce19"/>
          <table:table-cell/>
          <table:table-cell table:style-name="ce3"/>
          <table:table-cell table:style-name="ce7" office:value-type="string">
            <text:p>Option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SectorAgricultural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OptionValue</text:p>
          </table:table-cell>
          <table:table-cell table:style-name="ce19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graphyCode</text:p>
          </table:table-cell>
          <table:table-cell table:style-name="ce19" office:value-type="string">
            <text:p>VARCHAR(100) NOT NULL DEFAULT '---'</text:p>
          </table:table-cell>
          <table:table-cell/>
          <table:table-cell table:style-name="ce3" office:value-type="string">
            <text:p>SectorWaterSupply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G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Option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graphyName</text:p>
          </table:table-cell>
          <table:table-cell table:style-name="ce19" office:value-type="string">
            <text:p>VARCHAR(200) NOT NULL DEFAULT '---'</text:p>
          </table:table-cell>
          <table:table-cell/>
          <table:table-cell table:style-name="ce3" office:value-type="string">
            <text:p>SectorSewerage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abelName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graphyLevel</text:p>
          </table:table-cell>
          <table:table-cell table:style-name="ce19" office:value-type="string">
            <text:p>INTEGER DEFAULT -1</text:p>
          </table:table-cell>
          <table:table-cell/>
          <table:table-cell table:style-name="ce3" office:value-type="string">
            <text:p>SectorEducation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LGOrder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 table:number-columns-repeated="2"/>
          <table:table-cell table:style-name="ce28" office:value-type="string" table:number-columns-spanned="2" table:number-rows-spanned="1">
            <text:p>UserSession</text:p>
          </table:table-cell>
          <table:covered-table-cell table:style-name="ce26"/>
          <table:table-cell table:style-name="ce26" table:number-columns-repeated="2"/>
          <table:table-cell/>
          <table:table-cell table:style-name="ce3"/>
          <table:table-cell table:style-name="ce4" office:value-type="string">
            <text:p>GeographyActive</text:p>
          </table:table-cell>
          <table:table-cell table:style-name="ce22" office:value-type="string">
            <text:p>INTEGER DEFAULT 1</text:p>
          </table:table-cell>
          <table:table-cell/>
          <table:table-cell table:style-name="ce3" office:value-type="string">
            <text:p>SectorPower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 table:number-columns-repeated="2"/>
          <table:table-cell table:style-name="ce30" office:value-type="string">
            <text:p>SessionId</text:p>
          </table:table-cell>
          <table:table-cell table:style-name="ce18" office:value-type="string">
            <text:p>VARCHAR(50)</text:p>
          </table:table-cell>
          <table:table-cell table:number-columns-repeated="3"/>
          <table:table-cell table:style-name="ce3"/>
          <table:table-cell table:number-columns-repeated="3"/>
          <table:table-cell table:style-name="ce3" office:value-type="string">
            <text:p>SectorIndustry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table:number-columns-repeated="2"/>
          <table:table-cell table:style-name="ce22"/>
          <table:table-cell table:number-columns-repeated="2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number-columns-repeated="3"/>
          <table:table-cell table:style-name="ce3"/>
          <table:table-cell table:style-name="ce13" office:value-type="string" table:number-columns-spanned="2" table:number-rows-spanned="1">
            <text:p>DatabaseLog</text:p>
          </table:table-cell>
          <table:covered-table-cell table:style-name="ce18"/>
          <table:table-cell/>
          <table:table-cell table:style-name="ce3" office:value-type="string">
            <text:p>SectorHealth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UserName</text:p>
          </table:table-cell>
          <table:table-cell table:style-name="ce19" office:value-type="string">
            <text:p>VARCHAR(50)</text:p>
          </table:table-cell>
          <table:table-cell table:number-columns-repeated="3"/>
          <table:table-cell table:style-name="ce3"/>
          <table:table-cell table:style-name="ce3" office:value-type="string">
            <text:p>DBLogDate</text:p>
          </table:table-cell>
          <table:table-cell table:style-name="ce19" office:value-type="string">
            <text:p>DATETIME</text:p>
          </table:table-cell>
          <table:table-cell/>
          <table:table-cell table:style-name="ce4" office:value-type="string">
            <text:p>SectorOtherQ</text:p>
          </table:table-cell>
          <table:table-cell table:style-name="ce22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Valid</text:p>
          </table:table-cell>
          <table:table-cell table:style-name="ce19" office:value-type="string">
            <text:p>INTEGER</text:p>
          </table:table-cell>
          <table:table-cell table:number-columns-repeated="3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Start</text:p>
          </table:table-cell>
          <table:table-cell table:style-name="ce19" office:value-type="string">
            <text:p>DATETIME</text:p>
          </table:table-cell>
          <table:table-cell table:number-columns-repeated="3"/>
          <table:table-cell table:style-name="ce3"/>
          <table:table-cell table:style-name="ce3" office:value-type="string">
            <text:p>DBLogType</text:p>
          </table:table-cell>
          <table:table-cell table:style-name="ce19" office:value-type="string">
            <text:p>VARCHAR(20)</text:p>
          </table:table-cell>
          <table:table-cell/>
          <table:table-cell table:style-name="ce39" office:value-type="string" table:number-columns-spanned="2" table:number-rows-spanned="1">
            <text:p>EEData</text:p>
          </table:table-cell>
          <table:covered-table-cell table:style-name="ce18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4" office:value-type="string">
            <text:p>LastUpdate</text:p>
          </table:table-cell>
          <table:table-cell table:style-name="ce22" office:value-type="string">
            <text:p>DATETIME</text:p>
          </table:table-cell>
          <table:table-cell table:number-columns-repeated="3"/>
          <table:table-cell table:style-name="ce3"/>
          <table:table-cell table:style-name="ce3" office:value-type="string">
            <text:p>DBLogNotes</text:p>
          </table:table-cell>
          <table:table-cell table:style-name="ce19" office:value-type="string">
            <text:p>TEXT</text:p>
          </table:table-cell>
          <table:table-cell/>
          <table:table-cell table:style-name="ce42" table:formula="of:=[.Q3]" office:value-type="string" office:string-value="DisasterId">
            <text:p>DisasterId</text:p>
          </table:table-cell>
          <table:table-cell table:style-name="ce18" table:formula="of:=[.R3]" office:value-type="string" office:string-value="VARCHAR(50) NOT NULL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4" office:value-type="string">
            <text:p>DBLogUserName</text:p>
          </table:table-cell>
          <table:table-cell table:style-name="ce22" office:value-type="string">
            <text:p>VARCHAR(20)</text:p>
          </table:table-cell>
          <table:table-cell/>
          <table:table-cell table:style-name="ce4" office:value-type="string">
            <text:p>SyncRecord</text:p>
          </table:table-cell>
          <table:table-cell table:style-name="ce22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1" office:value-type="string" table:number-columns-spanned="2" table:number-rows-spanned="1">
            <text:p>UserLockList</text:p>
          </table:table-cell>
          <table:covered-table-cell/>
          <table:table-cell table:number-columns-repeated="3"/>
          <table:table-cell table:style-name="ce3"/>
          <table:table-cell table:style-name="Default" table:number-columns-repeated="2"/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0" office:value-type="string">
            <text:p>SessionId</text:p>
          </table:table-cell>
          <table:table-cell table:style-name="ce18" office:value-type="string">
            <text:p>VARCHAR(50)</text:p>
          </table:table-cell>
          <table:table-cell table:number-columns-repeated="3"/>
          <table:table-cell table:style-name="ce3"/>
          <table:table-cell table:style-name="ce39" office:value-type="string" table:number-columns-spanned="2" table:number-rows-spanned="1">
            <text:p>EEGroup</text:p>
          </table:table-cell>
          <table:covered-table-cell table:style-name="ce18"/>
          <table:table-cell/>
          <table:table-cell table:style-name="ce39" office:value-type="string" table:number-columns-spanned="2" table:number-rows-spanned="1">
            <text:p>EEField</text:p>
          </table:table-cell>
          <table:covered-table-cell table:style-name="ce43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TableId</text:p>
          </table:table-cell>
          <table:table-cell table:style-name="ce19" office:value-type="string">
            <text:p>VARCHAR(50)</text:p>
          </table:table-cell>
          <table:table-cell table:number-columns-repeated="3"/>
          <table:table-cell table:style-name="ce3"/>
          <table:table-cell table:style-name="ce7" office:value-type="string">
            <text:p>EEGroupId</text:p>
          </table:table-cell>
          <table:table-cell table:style-name="ce19" office:value-type="string">
            <text:p>VARCHAR(30)</text:p>
          </table:table-cell>
          <table:table-cell/>
          <table:table-cell table:style-name="ce7" office:value-type="string">
            <text:p>EEFieldId</text:p>
          </table:table-cell>
          <table:table-cell table:style-name="ce19" office:value-type="string">
            <text:p>VARCHAR(30) NOT NULL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4" office:value-type="string">
            <text:p>RecordId</text:p>
          </table:table-cell>
          <table:table-cell table:style-name="ce22" office:value-type="string">
            <text:p>VARCHAR(50)</text:p>
          </table:table-cell>
          <table:table-cell table:number-columns-repeated="3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11" office:value-type="string">
            <text:p>EEGroupLabel</text:p>
          </table:table-cell>
          <table:table-cell table:style-name="ce19" office:value-type="string">
            <text:p>VARCHAR(50)</text:p>
          </table:table-cell>
          <table:table-cell/>
          <table:table-cell table:style-name="ce3" table:formula="of:=[.N66]" office:value-type="string" office:string-value="EEGroupId">
            <text:p>EEGroupId</text:p>
          </table:table-cell>
          <table:table-cell table:style-name="ce19" table:formula="of:=[.O66]" office:value-type="string" office:string-value="VARCHAR(30)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3" office:value-type="string">
            <text:p>EEGroup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EFieldLabel</text:p>
          </table:table-cell>
          <table:table-cell table:style-name="ce19" office:value-type="string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2" office:value-type="string" table:number-columns-spanned="2" table:number-rows-spanned="1">
            <text:p>STATUS FIELDS</text:p>
          </table:table-cell>
          <table:covered-table-cell table:style-name="ce18" table:formula="of:=[.N70]" office:value-type="string" office:string-value="EEGroupStatus">
            <text:p>EEGroupStatus</text:p>
          </table:covered-table-cell>
          <table:table-cell table:number-columns-repeated="3"/>
          <table:table-cell table:style-name="ce3"/>
          <table:table-cell table:style-name="ce4" office:value-type="string">
            <text:p>EEGroupStatus</text:p>
          </table:table-cell>
          <table:table-cell table:style-name="ce22" office:value-type="string">
            <text:p>INTEGER</text:p>
          </table:table-cell>
          <table:table-cell/>
          <table:table-cell table:style-name="ce3" office:value-type="string">
            <text:p>EEFieldDesc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3" office:value-type="string">
            <text:p>PUBLIC, PRIVATE, INACTIVE</text:p>
          </table:table-cell>
          <table:table-cell table:style-name="ce34"/>
          <table:table-cell table:number-columns-repeated="3"/>
          <table:table-cell table:style-name="ce3"/>
          <table:table-cell table:style-name="Default" table:number-columns-repeated="2"/>
          <table:table-cell/>
          <table:table-cell table:style-name="ce3" office:value-type="string">
            <text:p>EEFieldTyp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Default" table:number-columns-repeated="2"/>
          <table:table-cell/>
          <table:table-cell table:style-name="ce3" office:value-type="string">
            <text:p>EEFieldSize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Default" table:number-columns-repeated="2"/>
          <table:table-cell/>
          <table:table-cell table:style-name="ce3" office:value-type="string">
            <text:p>EEField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15" table:number-columns-repeated="3"/>
          <table:table-cell table:style-name="ce4" office:value-type="string">
            <text:p>EEFieldStatus</text:p>
          </table:table-cell>
          <table:table-cell table:style-name="ce22" office:value-type="string">
            <text:p>INTEGER</text:p>
          </table:table-cell>
          <table:table-cell table:style-name="ce22"/>
          <table:table-cell table:number-columns-repeated="237"/>
        </table:table-row>
        <table:table-row table:style-name="ro1">
          <table:table-cell table:number-columns-repeated="12"/>
          <table:table-cell table:style-name="ce26"/>
          <table:table-cell table:number-columns-repeated="2"/>
          <table:table-cell table:style-name="ce26" table:number-columns-repeated="4"/>
          <table:table-cell table:number-columns-repeated="237"/>
        </table:table-row>
        <table:table-row table:style-name="ro1" table:number-rows-repeated="3">
          <table:table-cell table:number-columns-repeated="12"/>
          <table:table-cell table:style-name="ce26"/>
          <table:table-cell table:style-name="Default" table:number-columns-repeated="2"/>
          <table:table-cell table:number-columns-repeated="3"/>
          <table:table-cell table:style-name="ce26"/>
          <table:table-cell table:number-columns-repeated="237"/>
        </table:table-row>
        <table:table-row table:style-name="ro1">
          <table:table-cell table:number-columns-repeated="12"/>
          <table:table-cell table:style-name="ce26"/>
          <table:table-cell table:style-name="Default" table:number-columns-repeated="2"/>
          <table:table-cell table:style-name="ce26" table:number-columns-repeated="4"/>
          <table:table-cell table:number-columns-repeated="237"/>
        </table:table-row>
        <table:table-row table:style-name="ro1" table:number-rows-repeated="2">
          <table:table-cell table:number-columns-repeated="13"/>
          <table:table-cell table:style-name="Default" table:number-columns-repeated="2"/>
          <table:table-cell table:number-columns-repeated="241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table:table-column table:style-name="co26" table:default-cell-style-name="ce46"/>
        <table:table-column table:style-name="co27" table:default-cell-style-name="ce46"/>
        <table:table-column table:style-name="co25" table:number-columns-repeated="254" table:default-cell-style-name="ce46"/>
        <table:table-row table:style-name="ro1">
          <table:table-cell table:style-name="ce44" table:formula="of:=CONCATENATE(&quot;/* &quot;; [Tables.D2]; &quot; - &quot;; [Tables.N2])" office:value-type="string" office:string-value="/* BASE.DB - DesInventar8.2">
            <text:p>/* BASE.DB - DesInventar8.2</text:p>
          </table:table-cell>
          <table:table-cell office:value-type="string">
            <text:p>DROP TABLE IF EXISTS </text:p>
          </table:table-cell>
          <table:table-cell table:number-columns-repeated="254"/>
        </table:table-row>
        <table:table-row table:style-name="ro1">
          <table:table-cell table:style-name="ce45" table:formula="of:=[Tables.D3]" office:value-type="date" office:date-value="2009-02-24">
            <text:p>2009-02-24</text:p>
          </table:table-cell>
          <table:table-cell office:value-type="string">
            <text:p>CREATE TABLE </text:p>
          </table:table-cell>
          <table:table-cell table:number-columns-repeated="254"/>
        </table:table-row>
        <table:table-row table:style-name="ro1">
          <table:table-cell office:value-type="string">
            <text:p>*/</text:p>
          </table:table-cell>
          <table:table-cell office:value-type="string">
            <text:p>PRIMARY KEY</text:p>
          </table:table-cell>
          <table:table-cell table:style-name="Default"/>
          <table:table-cell table:number-columns-repeated="253"/>
        </table:table-row>
        <table:table-row table:style-name="ro1">
          <table:table-cell/>
          <table:table-cell table:style-name="ce51" office:value-type="string">
            <text:p>);</text:p>
          </table:table-cell>
          <table:table-cell table:number-columns-repeated="254"/>
        </table:table-row>
        <table:table-row table:style-name="ro1">
          <table:table-cell table:style-name="ce47" table:formula="of:=CONCATENATE([.$B$1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1">
          <table:table-cell table:style-name="ce48" table:formula="of:=CONCATENATE([.$B$2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1">
          <table:table-cell table:formula="of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1">
          <table:table-cell table:formula="of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1">
          <table:table-cell table:formula="of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1">
          <table:table-cell table:formula="of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1">
          <table:table-cell table:formula="of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1">
          <table:table-cell table:formula="of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1">
          <table:table-cell table:formula="of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1">
          <table:table-cell table:formula="of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1">
          <table:table-cell table:style-name="ce47" table:formula="of:=CONCATENATE([.$B$3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1">
          <table:table-cell table:style-name="ce47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7" table:formula="of:=CONCATENATE([.$B$1]; [Tables.C16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1">
          <table:table-cell table:style-name="ce48" table:formula="of:=CONCATENATE([.$B$2];&quot;'&quot;; [Tables.C16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1">
          <table:table-cell table:formula="of:=CONCATENATE([Tables.C17]; &quot; &quot;; [Tables.D1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C18]; &quot; &quot;; [Tables.D18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1">
          <table:table-cell table:formula="of:=CONCATENATE([Tables.C19]; &quot; &quot;; [Tables.D19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1">
          <table:table-cell table:formula="of:=CONCATENATE([Tables.C20]; &quot; &quot;; [Tables.D20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1">
          <table:table-cell table:style-name="ce47" table:formula="of:=CONCATENATE([.$B$3]; &quot;('&quot;; [Tables.C17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1">
          <table:table-cell table:style-name="ce47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7" table:formula="of:=CONCATENATE([.$B$1]; [Tables.C22]; &quot;;&quot;)" office:value-type="string" office:string-value="DROP TABLE IF EXISTS DI_Event;">
            <text:p>DROP TABLE IF EXISTS DI_Event;</text:p>
          </table:table-cell>
          <table:table-cell table:number-columns-repeated="255"/>
        </table:table-row>
        <table:table-row table:style-name="ro1">
          <table:table-cell table:style-name="ce48" table:formula="of:=CONCATENATE([.$B$2];&quot;'&quot;; [Tables.C22]; &quot;' ( &quot;)" office:value-type="string" office:string-value="CREATE TABLE 'DI_Event' ( ">
            <text:p>CREATE TABLE 'DI_Event' ( </text:p>
          </table:table-cell>
          <table:table-cell table:number-columns-repeated="255"/>
        </table:table-row>
        <table:table-row table:style-name="ro1">
          <table:table-cell table:formula="of:=CONCATENATE([Tables.C23]; &quot; &quot;; [Tables.D23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1">
          <table:table-cell table:formula="of:=CONCATENATE([Tables.C24]; &quot; &quot;; [Tables.D24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1">
          <table:table-cell table:formula="of:=CONCATENATE([Tables.C25]; &quot; &quot;; [Tables.D25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1">
          <table:table-cell table:formula="of:=CONCATENATE([Tables.C26]; &quot; &quot;; [Tables.D26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1">
          <table:table-cell table:formula="of:=CONCATENATE([Tables.C27]; &quot; &quot;; [Tables.D27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1">
          <table:table-cell table:formula="of:=CONCATENATE([Tables.C28]; &quot; &quot;; [Tables.D28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1">
          <table:table-cell table:formula="of:=CONCATENATE([Tables.C29]; &quot; &quot;; [Tables.D29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1">
          <table:table-cell table:formula="of:=CONCATENATE([Tables.C30]; &quot; &quot;; [Tables.D30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1">
          <table:table-cell table:formula="of:=CONCATENATE([Tables.C31]; &quot; &quot;; [Tables.D31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1">
          <table:table-cell table:style-name="ce47" table:formula="of:=CONCATENATE([.$B$3]; &quot;('&quot;; [Tables.C23];&quot;','&quot;; [Tables.C24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1">
          <table:table-cell table:style-name="ce47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7" table:formula="of:=CONCATENATE([.$B$1]; [Tables.C33]; &quot;;&quot;)" office:value-type="string" office:string-value="DROP TABLE IF EXISTS DI_Cause;">
            <text:p>DROP TABLE IF EXISTS DI_Cause;</text:p>
          </table:table-cell>
          <table:table-cell table:number-columns-repeated="255"/>
        </table:table-row>
        <table:table-row table:style-name="ro1">
          <table:table-cell table:style-name="ce48" table:formula="of:=CONCATENATE([.$B$2];&quot;'&quot;; [Tables.C33]; &quot;' ( &quot;)" office:value-type="string" office:string-value="CREATE TABLE 'DI_Cause' ( ">
            <text:p>CREATE TABLE 'DI_Cause' ( </text:p>
          </table:table-cell>
          <table:table-cell table:number-columns-repeated="255"/>
        </table:table-row>
        <table:table-row table:style-name="ro1">
          <table:table-cell table:formula="of:=CONCATENATE([Tables.C34]; &quot; &quot;; [Tables.D34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1">
          <table:table-cell table:formula="of:=CONCATENATE([Tables.C35]; &quot; &quot;; [Tables.D35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1">
          <table:table-cell table:formula="of:=CONCATENATE([Tables.C36]; &quot; &quot;; [Tables.D36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1">
          <table:table-cell table:formula="of:=CONCATENATE([Tables.C37]; &quot; &quot;; [Tables.D37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1">
          <table:table-cell table:formula="of:=CONCATENATE([Tables.C38]; &quot; &quot;; [Tables.D38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1">
          <table:table-cell table:formula="of:=CONCATENATE([Tables.C39]; &quot; &quot;; [Tables.D3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1">
          <table:table-cell table:formula="of:=CONCATENATE([Tables.C40]; &quot; &quot;; [Tables.D4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1">
          <table:table-cell table:formula="of:=CONCATENATE([Tables.C41]; &quot; &quot;; [Tables.D41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1">
          <table:table-cell table:formula="of:=CONCATENATE([Tables.C42]; &quot; &quot;; [Tables.D42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1">
          <table:table-cell table:style-name="ce47" table:formula="of:=CONCATENATE([.$B$3]; &quot;('&quot;; [Tables.C34];&quot;','&quot;; [Tables.C35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1">
          <table:table-cell table:style-name="ce47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7" table:formula="of:=CONCATENATE([.$B$1]; [Tables.C44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1">
          <table:table-cell table:style-name="ce48" table:formula="of:=CONCATENATE([.$B$2];&quot;'&quot;; [Tables.C44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1">
          <table:table-cell table:formula="of:=CONCATENATE([Tables.C45]; &quot; &quot;; [Tables.D45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1">
          <table:table-cell table:formula="of:=CONCATENATE([Tables.C46]; &quot; &quot;; [Tables.D4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C47]; &quot; &quot;; [Tables.D47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1">
          <table:table-cell table:formula="of:=CONCATENATE([Tables.C48]; &quot; &quot;; [Tables.D48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1">
          <table:table-cell table:formula="of:=CONCATENATE([Tables.C49]; &quot; &quot;; [Tables.D49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1">
          <table:table-cell table:formula="of:=CONCATENATE([Tables.C50]; &quot; &quot;; [Tables.D50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1">
          <table:table-cell table:style-name="ce47" table:formula="of:=CONCATENATE([.$B$3]; &quot;('&quot;; [Tables.C45];&quot;','&quot;; [Tables.C46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1">
          <table:table-cell table:style-name="ce47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7" table:formula="of:=CONCATENATE([.$B$1]; [Tables.C52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1">
          <table:table-cell table:style-name="ce48" table:formula="of:=CONCATENATE([.$B$2];&quot;'&quot;; [Tables.C52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1">
          <table:table-cell table:formula="of:=CONCATENATE([Tables.C53]; &quot; &quot;; [Tables.D53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1">
          <table:table-cell table:formula="of:=CONCATENATE([Tables.C54]; &quot; &quot;; [Tables.D54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1">
          <table:table-cell table:formula="of:=CONCATENATE([Tables.C55]; &quot; &quot;; [Tables.D55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1">
          <table:table-cell table:formula="of:=CONCATENATE([Tables.C56]; &quot; &quot;; [Tables.D56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1">
          <table:table-cell table:style-name="ce47" table:formula="of:=CONCATENATE([.$B$3]; &quot;('&quot;; [Tables.C53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1">
          <table:table-cell table:style-name="ce47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9" office:value-type="string">
            <text:p>/* Set initial values */</text:p>
          </table:table-cell>
          <table:table-cell table:number-columns-repeated="255"/>
        </table:table-row>
        <table:table-row table:style-name="ro1">
          <table:table-cell table:style-name="ce50" office:value-type="string">
            <text:p>insert into Language values ('spa', 'Spanish', 'Español', 1);</text:p>
          </table:table-cell>
          <table:table-cell table:number-columns-repeated="255"/>
        </table:table-row>
        <table:table-row table:style-name="ro1">
          <table:table-cell table:style-name="ce50" office:value-type="string">
            <text:p>insert into Language values ('eng', 'English', 'English', 1);</text:p>
          </table:table-cell>
          <table:table-cell table:number-columns-repeated="255"/>
        </table:table-row>
        <table:table-row table:style-name="ro1">
          <table:table-cell table:style-name="ce50" office:value-type="string">
            <text:p>insert into Language values ('fre', 'French', 'Français', 1);</text:p>
          </table:table-cell>
          <table:table-cell table:number-columns-repeated="255"/>
        </table:table-row>
        <table:table-row table:style-name="ro1">
          <table:table-cell table:style-name="ce50" office:value-type="string">
            <text:p>insert into Language values ('por', 'Portuguese', 'Portugais', 1);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3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 table:number-rows-repeated="417">
          <table:table-cell table:style-name="Default"/>
          <table:table-cell table:number-columns-repeated="255"/>
        </table:table-row>
        <table:table-row table:style-name="ro1" table:number-rows-repeated="6503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RE" table:style-name="ta1" table:print="false">
        <office:forms form:automatic-focus="false" form:apply-design-mode="false"/>
        <table:table-column table:style-name="co28" table:default-cell-style-name="ce46"/>
        <table:table-column table:style-name="co27" table:default-cell-style-name="Default"/>
        <table:table-column table:style-name="co25" table:default-cell-style-name="Default"/>
        <table:table-column table:style-name="co25" table:number-columns-repeated="143" table:default-cell-style-name="ce46"/>
        <table:table-row table:style-name="ro1">
          <table:table-cell table:style-name="ce44" table:formula="of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1">
          <table:table-cell table:style-name="ce45" table:formula="of:=[Tables.D3]" office:value-type="date" office:date-value="2009-02-24">
            <text:p>2009-02-24</text:p>
          </table:table-cell>
          <table:table-cell table:number-columns-repeated="145"/>
        </table:table-row>
        <table:table-row table:style-name="ro1">
          <table:table-cell office:value-type="string">
            <text:p>*/</text:p>
          </table:table-cell>
          <table:table-cell table:number-columns-repeated="145"/>
        </table:table-row>
        <table:table-row table:style-name="ro1">
          <table:table-cell table:number-columns-repeated="146"/>
        </table:table-row>
        <table:table-row table:style-name="ro1">
          <table:table-cell table:style-name="ce47" table:formula="of:=CONCATENATE([BASE.$B$1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1">
          <table:table-cell table:style-name="ce48" table:formula="of:=CONCATENATE([BASE.$B$2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1">
          <table:table-cell table:formula="of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7]; &quot; &quot;; [Tables.I7]; &quot;, &quot;)" office:value-type="string" office:string-value="RegionLabel VARCHAR(200) NOT NULL, ">
            <text:p>RegionLabel VARCHAR(200) NOT NULL, </text:p>
          </table:table-cell>
          <table:table-cell table:number-columns-repeated="145"/>
        </table:table-row>
        <table:table-row table:style-name="ro1">
          <table:table-cell table:formula="of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1">
          <table:table-cell table:formula="of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1">
          <table:table-cell table:formula="of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1">
          <table:table-cell table:formula="of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1">
          <table:table-cell table:formula="of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1">
          <table:table-cell table:formula="of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1">
          <table:table-cell table:formula="of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1">
          <table:table-cell table:style-name="ce47" table:formula="of:=CONCATENATE([BASE.$B$3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47" table:formula="of:=CONCATENATE([BASE.$B$1]; [Tables.H17]; &quot;;&quot;)" office:value-type="string" office:string-value="DROP TABLE IF EXISTS CVRegionItem;">
            <text:p>DROP TABLE IF EXISTS CVRegionItem;</text:p>
          </table:table-cell>
          <table:table-cell table:number-columns-repeated="145"/>
        </table:table-row>
        <table:table-row table:style-name="ro1">
          <table:table-cell table:style-name="ce48" table:formula="of:=CONCATENATE([BASE.$B$2]; &quot;'&quot;; [Tables.H17]; &quot;' ( &quot;)" office:value-type="string" office:string-value="CREATE TABLE 'CVRegionItem' ( ">
            <text:p>CREATE TABLE 'CVRegionItem' ( </text:p>
          </table:table-cell>
          <table:table-cell table:number-columns-repeated="145"/>
        </table:table-row>
        <table:table-row table:style-name="ro1">
          <table:table-cell table:formula="of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1">
          <table:table-cell table:formula="of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1">
          <table:table-cell table:style-name="ce47" table:formula="of:=CONCATENATE([BASE.$B$3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47" table:formula="of:=CONCATENATE([BASE.$B$1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1">
          <table:table-cell table:style-name="ce48" table:formula="of:=CONCATENATE([BASE.$B$2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1">
          <table:table-cell table:formula="of:=CONCATENATE([Tables.H23]; &quot; &quot;; [Tables.I23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1">
          <table:table-cell table:formula="of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1">
          <table:table-cell table:formula="of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1">
          <table:table-cell table:formula="of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1">
          <table:table-cell table:style-name="ce47" table:formula="of:=CONCATENATE([BASE.$B$3]; &quot;('&quot;; [Tables.H23];&quot;','&quot;; [Tables.H24];&quot;','&quot;; [Tables.H25]; &quot;')&quot;)" office:value-type="string" office:string-value="PRIMARY KEY('UserName','RegionId','AuthKey')">
            <text:p>PRIMARY KEY('UserName','RegionId','AuthKey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47" table:formula="of:=CONCATENATE([BASE.$B$1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1">
          <table:table-cell table:style-name="ce48" table:formula="of:=CONCATENATE([BASE.$B$2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1">
          <table:table-cell table:formula="of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1">
          <table:table-cell table:formula="of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32]; &quot; &quot;; [Tables.I32]; &quot;, &quot;)" office:value-type="string" office:string-value="QueryStatus VARCHAR(10), ">
            <text:p>QueryStatus VARCHAR(10), </text:p>
          </table:table-cell>
          <table:table-cell table:number-columns-repeated="145"/>
        </table:table-row>
        <table:table-row table:style-name="ro1">
          <table:table-cell table:formula="of:=CONCATENATE([Tables.H33]; &quot; &quot;; [Tables.I33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1">
          <table:table-cell table:formula="of:=CONCATENATE([Tables.H34]; &quot; &quot;; [Tables.I34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1">
          <table:table-cell table:formula="of:=CONCATENATE([Tables.H35]; &quot; &quot;; [Tables.I35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1">
          <table:table-cell table:formula="of:=CONCATENATE([Tables.H36]; &quot; &quot;; [Tables.I36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1">
          <table:table-cell table:style-name="ce47" table:formula="of:=CONCATENATE([BASE.$B$3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47" table:formula="of:=CONCATENATE([BASE.$B$1]; [Tables.H38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1">
          <table:table-cell table:style-name="ce48" table:formula="of:=CONCATENATE([BASE.$B$2]; &quot;'&quot;; [Tables.H38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1">
          <table:table-cell table:formula="of:=CONCATENATE([Tables.H39]; &quot; &quot;; [Tables.I39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1">
          <table:table-cell table:formula="of:=CONCATENATE([Tables.H40]; &quot; &quot;; [Tables.I40]; &quot;, &quot;)" office:value-type="string" office:string-value="UserEMail VARCHAR(100) NOT NULL, ">
            <text:p>UserEMail VARCHAR(100) NOT NULL, </text:p>
          </table:table-cell>
          <table:table-cell table:number-columns-repeated="145"/>
        </table:table-row>
        <table:table-row table:style-name="ro1">
          <table:table-cell table:formula="of:=CONCATENATE([Tables.H41]; &quot; &quot;; [Tables.I41]; &quot;, &quot;)" office:value-type="string" office:string-value="UserPasswd VARCHAR(100) NOT NULL, ">
            <text:p>UserPasswd VARCHAR(100) NOT NULL, </text:p>
          </table:table-cell>
          <table:table-cell table:number-columns-repeated="145"/>
        </table:table-row>
        <table:table-row table:style-name="ro1">
          <table:table-cell table:formula="of:=CONCATENATE([Tables.H42]; &quot; &quot;; [Tables.I42]; &quot;, &quot;)" office:value-type="string" office:string-value="UserFullName VARCHAR(100) NOT NULL, ">
            <text:p>UserFullName VARCHAR(100) NOT NULL, </text:p>
          </table:table-cell>
          <table:table-cell table:number-columns-repeated="145"/>
        </table:table-row>
        <table:table-row table:style-name="ro1">
          <table:table-cell table:formula="of:=CONCATENATE([Tables.H43]; &quot; &quot;; [Tables.I43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1">
          <table:table-cell table:formula="of:=CONCATENATE([Tables.H44]; &quot; &quot;; [Tables.I44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1">
          <table:table-cell table:formula="of:=CONCATENATE([Tables.H45]; &quot; &quot;; [Tables.I45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1">
          <table:table-cell table:formula="of:=CONCATENATE([Tables.H46]; &quot; &quot;; [Tables.I46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1">
          <table:table-cell table:formula="of:=CONCATENATE([Tables.H47]; &quot; &quot;; [Tables.I47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1">
          <table:table-cell table:formula="of:=CONCATENATE([Tables.H48]; &quot; &quot;; [Tables.I48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1">
          <table:table-cell table:style-name="ce47" table:formula="of:=CONCATENATE([BASE.$B$3]; &quot;('&quot;; [Tables.H39];&quot;')&quot;)" office:value-type="string" office:string-value="PRIMARY KEY('UserName')">
            <text:p>PRIMARY KEY('UserName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47" table:formula="of:=CONCATENATE([BASE.$B$1]; [Tables.H50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1">
          <table:table-cell table:style-name="ce48" table:formula="of:=CONCATENATE([BASE.$B$2]; &quot;'&quot;; [Tables.H50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1">
          <table:table-cell table:formula="of:=CONCATENATE([Tables.H51]; &quot; &quot;; [Tables.I51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1">
          <table:table-cell table:formula="of:=CONCATENATE([Tables.H52]; &quot; &quot;; [Tables.I52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1">
          <table:table-cell table:formula="of:=CONCATENATE([Tables.H53]; &quot; &quot;; [Tables.I53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1">
          <table:table-cell table:formula="of:=CONCATENATE([Tables.H54]; &quot; &quot;; [Tables.I54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1">
          <table:table-cell table:style-name="ce47" table:formula="of:=CONCATENATE([BASE.$B$3]; &quot;('&quot;; [Tables.H51];&quot;','&quot;; [Tables.H52]; &quot;')&quot;)" office:value-type="string" office:string-value="PRIMARY KEY('UserName','OptionKey')">
            <text:p>PRIMARY KEY('UserName','OptionKey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47" table:formula="of:=CONCATENATE([BASE.$B$1]; [Tables.H56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1">
          <table:table-cell table:style-name="ce48" table:formula="of:=CONCATENATE([BASE.$B$2]; &quot;'&quot;; [Tables.H56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1">
          <table:table-cell table:formula="of:=CONCATENATE([Tables.H57]; &quot; &quot;; [Tables.I57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1">
          <table:table-cell table:formula="of:=CONCATENATE([Tables.H58]; &quot; &quot;; [Tables.I58]; &quot;, &quot;)" office:value-type="string" office:string-value="RegionId VARCHAR(50), ">
            <text:p>RegionId VARCHAR(50), </text:p>
          </table:table-cell>
          <table:table-cell table:style-name="ce46" table:number-columns-repeated="2"/>
          <table:table-cell table:number-columns-repeated="143"/>
        </table:table-row>
        <table:table-row table:style-name="ro1">
          <table:table-cell table:formula="of:=CONCATENATE([Tables.H59]; &quot; &quot;; [Tables.I59]; &quot;, &quot;)" office:value-type="string" office:string-value="UserName VARCHAR(50), ">
            <text:p>UserName VARCHAR(50), </text:p>
          </table:table-cell>
          <table:table-cell table:style-name="ce46" table:number-columns-repeated="2"/>
          <table:table-cell table:number-columns-repeated="143"/>
        </table:table-row>
        <table:table-row table:style-name="ro1">
          <table:table-cell table:formula="of:=CONCATENATE([Tables.H60]; &quot; &quot;; [Tables.I60]; &quot;, &quot;)" office:value-type="string" office:string-value="Valid INTEGER, ">
            <text:p>Valid INTEGER, </text:p>
          </table:table-cell>
          <table:table-cell table:style-name="ce46" table:number-columns-repeated="2"/>
          <table:table-cell table:number-columns-repeated="143"/>
        </table:table-row>
        <table:table-row table:style-name="ro1">
          <table:table-cell table:formula="of:=CONCATENATE([Tables.H61]; &quot; &quot;; [Tables.I61]; &quot;, &quot;)" office:value-type="string" office:string-value="Start DATETIME, ">
            <text:p>Start DATETIME, </text:p>
          </table:table-cell>
          <table:table-cell table:style-name="ce46" table:number-columns-repeated="2"/>
          <table:table-cell table:number-columns-repeated="143"/>
        </table:table-row>
        <table:table-row table:style-name="ro1">
          <table:table-cell table:formula="of:=CONCATENATE([Tables.H62]; &quot; &quot;; [Tables.I62]; &quot;, &quot;)" office:value-type="string" office:string-value="LastUpdate DATETIME, ">
            <text:p>LastUpdate DATETIME, </text:p>
          </table:table-cell>
          <table:table-cell table:style-name="ce46" table:number-columns-repeated="2"/>
          <table:table-cell table:number-columns-repeated="143"/>
        </table:table-row>
        <table:table-row table:style-name="ro1">
          <table:table-cell table:style-name="ce47" table:formula="of:=CONCATENATE([BASE.$B$3]; &quot;('&quot;; [Tables.H57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47" table:formula="of:=CONCATENATE([BASE.$B$1]; [Tables.H64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1">
          <table:table-cell table:style-name="ce48" table:formula="of:=CONCATENATE([BASE.$B$2]; &quot;'&quot;; [Tables.H64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1">
          <table:table-cell table:formula="of:=CONCATENATE([Tables.H65]; &quot; &quot;; [Tables.I65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1">
          <table:table-cell table:formula="of:=CONCATENATE([Tables.H66]; &quot; &quot;; [Tables.I66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1">
          <table:table-cell table:formula="of:=CONCATENATE([Tables.H67]; &quot; &quot;; [Tables.I67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1">
          <table:table-cell table:style-name="ce47" table:formula="of:=CONCATENATE([BASE.$B$3]; &quot;('&quot;; [Tables.H65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number-columns-repeated="146"/>
        </table:table-row>
        <table:table-row table:style-name="ro1">
          <table:table-cell table:style-name="ce49" office:value-type="string">
            <text:p>/* Set initial values */</text:p>
          </table:table-cell>
          <table:table-cell table:number-columns-repeated="145"/>
        </table:table-row>
        <table:table-row table:style-name="ro1">
          <table:table-cell table:style-name="ce50" office:value-type="string">
            <text:p>INSERT INTO User VALUES ('root', <text:a xlink:href="mailto:'root@localhost">'root@localhost</text:a>', 'root', 'Portal Administrator', '', '', '', '2008-01-01', '', 1);</text:p>
          </table:table-cell>
          <table:table-cell table:number-columns-repeated="145"/>
        </table:table-row>
        <table:table-row table:style-name="ro1">
          <table:table-cell table:style-name="ce50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1">
          <table:table-cell table:style-name="ce50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1" table:number-rows-repeated="65440">
          <table:table-cell table:number-columns-repeated="146"/>
        </table:table-row>
        <table:table-row table:style-name="ro1">
          <table:table-cell table:number-columns-repeated="146"/>
        </table:table-row>
      </table:table>
      <table:table table:name="REGION" table:style-name="ta1" table:print="false">
        <office:forms form:automatic-focus="false" form:apply-design-mode="false"/>
        <table:table-column table:style-name="co29" table:default-cell-style-name="ce46"/>
        <table:table-column table:style-name="co27" table:default-cell-style-name="Default"/>
        <table:table-column table:style-name="co25" table:default-cell-style-name="Default"/>
        <table:table-column table:style-name="co25" table:number-columns-repeated="253" table:default-cell-style-name="ce46"/>
        <table:table-row table:style-name="ro1">
          <table:table-cell table:style-name="ce44" table:formula="of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1">
          <table:table-cell table:style-name="ce45" table:formula="of:=[Tables.D3]" office:value-type="date" office:date-value="2009-02-24">
            <text:p>2009-02-24</text:p>
          </table:table-cell>
          <table:table-cell table:number-columns-repeated="255"/>
        </table:table-row>
        <table:table-row table:style-name="ro1">
          <table:table-cell office:value-type="string">
            <text:p>*/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7" table:formula="of:=CONCATENATE([BASE.$B$1]; [Tables.N5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1">
          <table:table-cell table:style-name="ce48" table:formula="of:=CONCATENATE([BASE.$B$2]; &quot;'&quot;; [Tables.N5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1">
          <table:table-cell table:formula="of:=CONCATENATE([Tables.N6]; &quot; &quot;; [Tables.O6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1">
          <table:table-cell table:formula="of:=CONCATENATE([Tables.N7]; &quot; &quot;; [Tables.O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8]; &quot; &quot;; [Tables.O8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1">
          <table:table-cell table:formula="of:=CONCATENATE([Tables.N9]; &quot; &quot;; [Tables.O9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1">
          <table:table-cell table:style-name="ce47" table:formula="of:=CONCATENATE([BASE.$B$3]; &quot;('&quot;; [Tables.N6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1">
          <table:table-cell table:style-name="ce47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7" table:formula="of:=CONCATENATE([BASE.$B$1]; [Tables.N11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1">
          <table:table-cell table:style-name="ce52" table:formula="of:=CONCATENATE([BASE.$B$2]; &quot;'&quot;; [Tables.N11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1">
          <table:table-cell table:formula="of:=CONCATENATE([Tables.N12]; &quot; &quot;; [Tables.O12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1">
          <table:table-cell table:formula="of:=CONCATENATE([Tables.N13]; &quot; &quot;; [Tables.O13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1">
          <table:table-cell table:formula="of:=CONCATENATE([Tables.N14]; &quot; &quot;; [Tables.O1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15]; &quot; &quot;; [Tables.O15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1">
          <table:table-cell table:formula="of:=CONCATENATE([Tables.N16]; &quot; &quot;; [Tables.O16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1">
          <table:table-cell table:formula="of:=CONCATENATE([Tables.N17]; &quot; &quot;; [Tables.O17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1">
          <table:table-cell table:formula="of:=CONCATENATE([Tables.N18]; &quot; &quot;; [Tables.O18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1">
          <table:table-cell table:formula="of:=CONCATENATE([Tables.N19]; &quot; &quot;; [Tables.O19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1">
          <table:table-cell table:formula="of:=CONCATENATE([Tables.N20]; &quot; &quot;; [Tables.O20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1">
          <table:table-cell table:formula="of:=CONCATENATE([Tables.N21]; &quot; &quot;; [Tables.O21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1">
          <table:table-cell table:formula="of:=CONCATENATE([Tables.N22]; &quot; &quot;; [Tables.O22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1">
          <table:table-cell table:style-name="ce47" table:formula="of:=CONCATENATE([BASE.$B$3]; &quot;('&quot;; [Tables.N12];&quot;','&quot;; [Tables.N13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1">
          <table:table-cell table:style-name="ce47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7" table:formula="of:=CONCATENATE([BASE.$B$1]; [Tables.N24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1">
          <table:table-cell table:style-name="ce53" table:formula="of:=CONCATENATE([BASE.$B$2]; &quot;'&quot;; [Tables.N24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1">
          <table:table-cell table:formula="of:=CONCATENATE([Tables.N25]; &quot; &quot;; [Tables.O25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1">
          <table:table-cell table:formula="of:=CONCATENATE([Tables.N26]; &quot; &quot;; [Tables.O26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1">
          <table:table-cell table:formula="of:=CONCATENATE([Tables.N27]; &quot; &quot;; [Tables.O2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28]; &quot; &quot;; [Tables.O28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1">
          <table:table-cell table:formula="of:=CONCATENATE([Tables.N29]; &quot; &quot;; [Tables.O29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1">
          <table:table-cell table:formula="of:=CONCATENATE([Tables.N30]; &quot; &quot;; [Tables.O30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1">
          <table:table-cell table:formula="of:=CONCATENATE([Tables.N31]; &quot; &quot;; [Tables.O31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1">
          <table:table-cell table:formula="of:=CONCATENATE([Tables.N32]; &quot; &quot;; [Tables.O32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1">
          <table:table-cell table:formula="of:=CONCATENATE([Tables.N33]; &quot; &quot;; [Tables.O33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1">
          <table:table-cell table:formula="of:=CONCATENATE([Tables.N34]; &quot; &quot;; [Tables.O34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1">
          <table:table-cell table:formula="of:=CONCATENATE([Tables.N35]; &quot; &quot;; [Tables.O35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1">
          <table:table-cell table:style-name="ce47" table:formula="of:=CONCATENATE([BASE.$B$3]; &quot;('&quot;; [Tables.N25];&quot;','&quot;; [Tables.N26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1">
          <table:table-cell table:style-name="ce47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7" table:formula="of:=CONCATENATE([BASE.$B$1]; [Tables.N38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1">
          <table:table-cell table:style-name="ce54" table:formula="of:=CONCATENATE([BASE.$B$2]; &quot;'&quot;; [Tables.N38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1">
          <table:table-cell table:formula="of:=CONCATENATE([Tables.N39]; &quot; &quot;; [Tables.O39]; &quot;, &quot;)" office:value-type="string" office:string-value="GeoLevelId INTEGER NOT NULL, ">
            <text:p>GeoLevelId INTEGER NOT NULL, </text:p>
          </table:table-cell>
          <table:table-cell table:number-columns-repeated="255"/>
        </table:table-row>
        <table:table-row table:style-name="ro1">
          <table:table-cell table:formula="of:=CONCATENATE([Tables.N40]; &quot; &quot;; [Tables.O40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1">
          <table:table-cell table:formula="of:=CONCATENATE([Tables.N41]; &quot; &quot;; [Tables.O41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42]; &quot; &quot;; [Tables.O42]; &quot;, &quot;)" office:value-type="string" office:string-value="GeoLevelName VARCHAR(50) NOT NULL DEFAULT '---', ">
            <text:p>GeoLevelName VARCHAR(50) NOT NULL DEFAULT '---', </text:p>
          </table:table-cell>
          <table:table-cell table:number-columns-repeated="255"/>
        </table:table-row>
        <table:table-row table:style-name="ro1">
          <table:table-cell table:formula="of:=CONCATENATE([Tables.N43]; &quot; &quot;; [Tables.O43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1">
          <table:table-cell table:formula="of:=CONCATENATE([Tables.N44]; &quot; &quot;; [Tables.O44]; &quot;, &quot;)" office:value-type="string" office:string-value="GeoLevelActive INTEGER NOT NULL DEFAULT 0, ">
            <text:p>GeoLevelActive INTEGER NOT NULL DEFAULT 0, </text:p>
          </table:table-cell>
          <table:table-cell table:number-columns-repeated="255"/>
        </table:table-row>
        <table:table-row table:style-name="ro1">
          <table:table-cell table:formula="of:=CONCATENATE([Tables.N45]; &quot; &quot;; [Tables.O45]; &quot;, &quot;)" office:value-type="string" office:string-value="GeoLevelLayerFile VARCHAR(50) NULL, ">
            <text:p>GeoLevelLayerFile VARCHAR(50) NULL, </text:p>
          </table:table-cell>
          <table:table-cell table:number-columns-repeated="255"/>
        </table:table-row>
        <table:table-row table:style-name="ro1">
          <table:table-cell table:formula="of:=CONCATENATE([Tables.N46]; &quot; &quot;; [Tables.O46]; &quot;, &quot;)" office:value-type="string" office:string-value="GeoLevelLayerName VARCHAR(50) NULL, ">
            <text:p>GeoLevelLayerName VARCHAR(50) NULL, </text:p>
          </table:table-cell>
          <table:table-cell table:number-columns-repeated="255"/>
        </table:table-row>
        <table:table-row table:style-name="ro1">
          <table:table-cell table:formula="of:=CONCATENATE([Tables.N47]; &quot; &quot;; [Tables.O47]; &quot;, &quot;)" office:value-type="string" office:string-value="GeoLevelLayerCode VARCHAR(50) NULL, ">
            <text:p>GeoLevelLayerCode VARCHAR(50) NULL, </text:p>
          </table:table-cell>
          <table:table-cell table:number-columns-repeated="255"/>
        </table:table-row>
        <table:table-row table:style-name="ro1">
          <table:table-cell table:style-name="ce47" table:formula="of:=CONCATENATE([BASE.$B$3]; &quot;('&quot;; [Tables.N39];&quot;','&quot;;[Tables.N40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1">
          <table:table-cell table:style-name="ce47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7" table:formula="of:=CONCATENATE([BASE.$B$1]; [Tables.N49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1">
          <table:table-cell table:style-name="ce54" table:formula="of:=CONCATENATE([BASE.$B$2]; &quot;'&quot;; [Tables.N49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1">
          <table:table-cell table:formula="of:=CONCATENATE([Tables.N50]; &quot; &quot;; [Tables.O50]; &quot;, &quot;)" office:value-type="string" office:string-value="GeographyId VARCHAR(100) NOT NULL, ">
            <text:p>GeographyId VARCHAR(100) NOT NULL, </text:p>
          </table:table-cell>
          <table:table-cell table:number-columns-repeated="255"/>
        </table:table-row>
        <table:table-row table:style-name="ro1">
          <table:table-cell table:formula="of:=CONCATENATE([Tables.N51]; &quot; &quot;; [Tables.O51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1">
          <table:table-cell table:formula="of:=CONCATENATE([Tables.N52]; &quot; &quot;; [Tables.O52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53]; &quot; &quot;; [Tables.O53]; &quot;, &quot;)" office:value-type="string" office:string-value="GeographyCode VARCHAR(100) NOT NULL DEFAULT '---', ">
            <text:p>GeographyCode VARCHAR(100) NOT NULL DEFAULT '---', </text:p>
          </table:table-cell>
          <table:table-cell table:number-columns-repeated="255"/>
        </table:table-row>
        <table:table-row table:style-name="ro1">
          <table:table-cell table:formula="of:=CONCATENATE([Tables.N54]; &quot; &quot;; [Tables.O54]; &quot;, &quot;)" office:value-type="string" office:string-value="GeographyName VARCHAR(200) NOT NULL DEFAULT '---', ">
            <text:p>GeographyName VARCHAR(200) NOT NULL DEFAULT '---', </text:p>
          </table:table-cell>
          <table:table-cell table:number-columns-repeated="255"/>
        </table:table-row>
        <table:table-row table:style-name="ro1">
          <table:table-cell table:formula="of:=CONCATENATE([Tables.N55]; &quot; &quot;; [Tables.O55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1">
          <table:table-cell table:formula="of:=CONCATENATE([Tables.N56]; &quot; &quot;; [Tables.O56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1">
          <table:table-cell table:style-name="ce47" table:formula="of:=CONCATENATE([BASE.$B$3]; &quot;('&quot;; [Tables.N50];&quot;','&quot;;[Tables.N51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1">
          <table:table-cell table:style-name="ce47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7" table:formula="of:=CONCATENATE([BASE.$B$1]; [Tables.Q2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1">
          <table:table-cell table:style-name="ce55" table:formula="of:=CONCATENATE([BASE.$B$2]; &quot;'&quot;; [Tables.Q2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1">
          <table:table-cell table:formula="of:=CONCATENATE([Tables.Q3]; &quot; &quot;; [Tables.R3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1">
          <table:table-cell table:formula="of:=CONCATENATE([Tables.Q4]; &quot; &quot;; [Tables.R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Q5]; &quot; &quot;; [Tables.R5]; &quot;, &quot;)" office:value-type="string" office:string-value="DisasterSerial VARCHAR(50) NOT NULL, ">
            <text:p>DisasterSerial VARCHAR(50) NOT NULL, </text:p>
          </table:table-cell>
          <table:table-cell table:number-columns-repeated="255"/>
        </table:table-row>
        <table:table-row table:style-name="ro1">
          <table:table-cell table:formula="of:=CONCATENATE([Tables.Q6]; &quot; &quot;; [Tables.R6]; &quot;, &quot;)" office:value-type="string" office:string-value="DisasterBeginTime VARCHAR(30) NOT NULL, ">
            <text:p>DisasterBeginTime VARCHAR(30) NOT NULL, </text:p>
          </table:table-cell>
          <table:table-cell table:number-columns-repeated="255"/>
        </table:table-row>
        <table:table-row table:style-name="ro1">
          <table:table-cell table:formula="of:=CONCATENATE([Tables.Q7]; &quot; &quot;; [Tables.R7]; &quot;, &quot;)" office:value-type="string" office:string-value="DisasterGeographyId VARCHAR(100) NOT NULL, ">
            <text:p>DisasterGeographyId VARCHAR(100) NOT NULL, </text:p>
          </table:table-cell>
          <table:table-cell table:number-columns-repeated="255"/>
        </table:table-row>
        <table:table-row table:style-name="ro1">
          <table:table-cell table:formula="of:=CONCATENATE([Tables.Q8]; &quot; &quot;; [Tables.R8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1">
          <table:table-cell table:formula="of:=CONCATENATE([Tables.Q9]; &quot; &quot;; [Tables.R9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1">
          <table:table-cell table:formula="of:=CONCATENATE([Tables.Q10]; &quot; &quot;; [Tables.R10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1">
          <table:table-cell table:formula="of:=CONCATENATE([Tables.Q11]; &quot; &quot;; [Tables.R11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1">
          <table:table-cell table:formula="of:=CONCATENATE([Tables.Q12]; &quot; &quot;; [Tables.R12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1">
          <table:table-cell table:formula="of:=CONCATENATE([Tables.Q13]; &quot; &quot;; [Tables.R13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1">
          <table:table-cell table:formula="of:=CONCATENATE([Tables.Q14]; &quot; &quot;; [Tables.R14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Q15]; &quot; &quot;; [Tables.R15]; &quot;, &quot;)" office:value-type="string" office:string-value="RecordLastUpdate DATETIME, ">
            <text:p>RecordLastUpdate DATETIME, </text:p>
          </table:table-cell>
          <table:table-cell table:number-columns-repeated="255"/>
        </table:table-row>
        <table:table-row table:style-name="ro1">
          <table:table-cell table:formula="of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1">
          <table:table-cell table:formula="of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1">
          <table:table-cell table:formula="of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1">
          <table:table-cell table:formula="of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1">
          <table:table-cell table:formula="of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1">
          <table:table-cell table:formula="of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1">
          <table:table-cell table:formula="of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1">
          <table:table-cell table:formula="of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1">
          <table:table-cell table:formula="of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1">
          <table:table-cell table:formula="of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1">
          <table:table-cell table:formula="of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1">
          <table:table-cell table:formula="of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1">
          <table:table-cell table:formula="of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1">
          <table:table-cell table:formula="of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1">
          <table:table-cell table:formula="of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1">
          <table:table-cell table:formula="of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1">
          <table:table-cell table:formula="of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1">
          <table:table-cell table:formula="of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1">
          <table:table-cell table:formula="of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1">
          <table:table-cell table:formula="of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1">
          <table:table-cell table:formula="of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1">
          <table:table-cell table:formula="of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1">
          <table:table-cell table:formula="of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1">
          <table:table-cell table:formula="of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1">
          <table:table-cell table:formula="of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1">
          <table:table-cell table:formula="of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1">
          <table:table-cell table:formula="of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1">
          <table:table-cell table:formula="of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1">
          <table:table-cell table:formula="of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1">
          <table:table-cell table:formula="of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1">
          <table:table-cell table:formula="of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1">
          <table:table-cell table:formula="of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1">
          <table:table-cell table:formula="of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1">
          <table:table-cell table:formula="of:=CONCATENATE([Tables.Q49]; &quot; &quot;; [Tables.R49]; &quot;, &quot;)" office:value-type="string" office:string-value="SectorTransportQ INTEGER, ">
            <text:p>SectorTransportQ INTEGER, </text:p>
          </table:table-cell>
          <table:table-cell table:number-columns-repeated="255"/>
        </table:table-row>
        <table:table-row table:style-name="ro1">
          <table:table-cell table:formula="of:=CONCATENATE([Tables.Q50]; &quot; &quot;; [Tables.R50]; &quot;, &quot;)" office:value-type="string" office:string-value="SectorCommunicationsQ INTEGER, ">
            <text:p>SectorCommunicationsQ INTEGER, </text:p>
          </table:table-cell>
          <table:table-cell table:number-columns-repeated="255"/>
        </table:table-row>
        <table:table-row table:style-name="ro1">
          <table:table-cell table:formula="of:=CONCATENATE([Tables.Q51]; &quot; &quot;; [Tables.R51]; &quot;, &quot;)" office:value-type="string" office:string-value="SectorReliefQ INTEGER, ">
            <text:p>SectorReliefQ INTEGER, </text:p>
          </table:table-cell>
          <table:table-cell table:number-columns-repeated="255"/>
        </table:table-row>
        <table:table-row table:style-name="ro1">
          <table:table-cell table:formula="of:=CONCATENATE([Tables.Q52]; &quot; &quot;; [Tables.R52]; &quot;, &quot;)" office:value-type="string" office:string-value="SectorAgriculturalQ INTEGER, ">
            <text:p>SectorAgriculturalQ INTEGER, </text:p>
          </table:table-cell>
          <table:table-cell table:number-columns-repeated="255"/>
        </table:table-row>
        <table:table-row table:style-name="ro1">
          <table:table-cell table:formula="of:=CONCATENATE([Tables.Q53]; &quot; &quot;; [Tables.R53]; &quot;, &quot;)" office:value-type="string" office:string-value="SectorWaterSupplyQ INTEGER, ">
            <text:p>SectorWaterSupplyQ INTEGER, </text:p>
          </table:table-cell>
          <table:table-cell table:number-columns-repeated="255"/>
        </table:table-row>
        <table:table-row table:style-name="ro1">
          <table:table-cell table:formula="of:=CONCATENATE([Tables.Q54]; &quot; &quot;; [Tables.R54]; &quot;, &quot;)" office:value-type="string" office:string-value="SectorSewerageQ INTEGER, ">
            <text:p>SectorSewerageQ INTEGER, </text:p>
          </table:table-cell>
          <table:table-cell table:number-columns-repeated="255"/>
        </table:table-row>
        <table:table-row table:style-name="ro1">
          <table:table-cell table:formula="of:=CONCATENATE([Tables.Q55]; &quot; &quot;; [Tables.R55]; &quot;, &quot;)" office:value-type="string" office:string-value="SectorEducationQ INTEGER, ">
            <text:p>SectorEducationQ INTEGER, </text:p>
          </table:table-cell>
          <table:table-cell table:number-columns-repeated="255"/>
        </table:table-row>
        <table:table-row table:style-name="ro1">
          <table:table-cell table:formula="of:=CONCATENATE([Tables.Q56]; &quot; &quot;; [Tables.R56]; &quot;, &quot;)" office:value-type="string" office:string-value="SectorPowerQ INTEGER, ">
            <text:p>SectorPowerQ INTEGER, </text:p>
          </table:table-cell>
          <table:table-cell table:number-columns-repeated="255"/>
        </table:table-row>
        <table:table-row table:style-name="ro1">
          <table:table-cell table:formula="of:=CONCATENATE([Tables.Q57]; &quot; &quot;; [Tables.R57]; &quot;, &quot;)" office:value-type="string" office:string-value="SectorIndustryQ INTEGER, ">
            <text:p>SectorIndustryQ INTEGER, </text:p>
          </table:table-cell>
          <table:table-cell table:number-columns-repeated="255"/>
        </table:table-row>
        <table:table-row table:style-name="ro1">
          <table:table-cell table:formula="of:=CONCATENATE([Tables.Q58]; &quot; &quot;; [Tables.R58]; &quot;, &quot;)" office:value-type="string" office:string-value="SectorHealthQ INTEGER, ">
            <text:p>SectorHealthQ INTEGER, </text:p>
          </table:table-cell>
          <table:table-cell table:number-columns-repeated="255"/>
        </table:table-row>
        <table:table-row table:style-name="ro1">
          <table:table-cell table:formula="of:=CONCATENATE([Tables.Q59]; &quot; &quot;; [Tables.R59]; &quot;, &quot;)" office:value-type="string" office:string-value="SectorOtherQ INTEGER, ">
            <text:p>SectorOtherQ INTEGER, </text:p>
          </table:table-cell>
          <table:table-cell table:number-columns-repeated="255"/>
        </table:table-row>
        <table:table-row table:style-name="ro1">
          <table:table-cell table:style-name="ce47" table:formula="of:=CONCATENATE([BASE.$B$3]; &quot;('&quot;; [Tables.Q3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1">
          <table:table-cell table:style-name="ce47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7" table:formula="of:=CONCATENATE([BASE.$B$1]; [Tables.N65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1">
          <table:table-cell table:style-name="ce55" table:formula="of:=CONCATENATE([BASE.$B$2]; &quot;'&quot;; [Tables.N65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1">
          <table:table-cell table:formula="of:=CONCATENATE([Tables.N66]; &quot; &quot;; [Tables.O66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1">
          <table:table-cell table:formula="of:=CONCATENATE([Tables.N67]; &quot; &quot;; [Tables.O6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68]; &quot; &quot;; [Tables.O68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1">
          <table:table-cell table:formula="of:=CONCATENATE([Tables.N69]; &quot; &quot;; [Tables.O69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1">
          <table:table-cell table:formula="of:=CONCATENATE([Tables.N70]; &quot; &quot;; [Tables.O70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1">
          <table:table-cell table:style-name="ce47" table:formula="of:=CONCATENATE([BASE.$B$3]; &quot;('&quot;; [Tables.N66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1">
          <table:table-cell table:style-name="ce47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7" table:formula="of:=CONCATENATE([BASE.$B$1]; [Tables.Q65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1">
          <table:table-cell table:style-name="ce55" table:formula="of:=CONCATENATE([BASE.$B$2]; &quot;'&quot;; [Tables.Q65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1">
          <table:table-cell table:formula="of:=CONCATENATE([Tables.Q66]; &quot; &quot;; [Tables.R66]; &quot;, &quot;)" office:value-type="string" office:string-value="EEFieldId VARCHAR(30) NOT NULL, ">
            <text:p>EEFieldId VARCHAR(30) NOT NULL, </text:p>
          </table:table-cell>
          <table:table-cell table:number-columns-repeated="255"/>
        </table:table-row>
        <table:table-row table:style-name="ro1">
          <table:table-cell table:formula="of:=CONCATENATE([Tables.Q67]; &quot; &quot;; [Tables.R6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Q68]; &quot; &quot;; [Tables.R68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1">
          <table:table-cell table:formula="of:=CONCATENATE([Tables.Q69]; &quot; &quot;; [Tables.R69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1">
          <table:table-cell table:formula="of:=CONCATENATE([Tables.Q70]; &quot; &quot;; [Tables.R70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1">
          <table:table-cell table:formula="of:=CONCATENATE([Tables.Q71]; &quot; &quot;; [Tables.R71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1">
          <table:table-cell table:formula="of:=CONCATENATE([Tables.Q72]; &quot; &quot;; [Tables.R72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1">
          <table:table-cell table:formula="of:=CONCATENATE([Tables.Q73]; &quot; &quot;; [Tables.R73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1">
          <table:table-cell table:formula="of:=CONCATENATE([Tables.Q74]; &quot; &quot;; [Tables.R74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1">
          <table:table-cell table:style-name="ce47" table:formula="of:=CONCATENATE([BASE.$B$3]; &quot;('&quot;; [Tables.Q66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1">
          <table:table-cell table:style-name="ce47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7" table:formula="of:=CONCATENATE([BASE.$B$1]; [Tables.Q61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1">
          <table:table-cell table:style-name="ce55" table:formula="of:=CONCATENATE([BASE.$B$2]; &quot;'&quot;; [Tables.Q61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1">
          <table:table-cell table:formula="of:=CONCATENATE([Tables.Q62]; &quot; &quot;; [Tables.R62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1">
          <table:table-cell table:formula="of:=CONCATENATE([Tables.Q63]; &quot; &quot;; [Tables.R63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style-name="ce47" table:formula="of:=CONCATENATE([BASE.$B$3]; &quot;('&quot;; [Tables.Q62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1">
          <table:table-cell table:style-name="ce47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7" table:formula="of:=CONCATENATE([BASE.$B$1]; [Tables.N58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1">
          <table:table-cell table:style-name="ce56" table:formula="of:=CONCATENATE([BASE.$B$2]; &quot;'&quot;; [Tables.N58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1">
          <table:table-cell table:formula="of:=CONCATENATE([Tables.N59]; &quot; &quot;; [Tables.O59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1">
          <table:table-cell table:formula="of:=CONCATENATE([Tables.N60]; &quot; &quot;; [Tables.O60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61]; &quot; &quot;; [Tables.O61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1">
          <table:table-cell table:formula="of:=CONCATENATE([Tables.N62]; &quot; &quot;; [Tables.O62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1">
          <table:table-cell table:formula="of:=CONCATENATE([Tables.N63]; &quot; &quot;; [Tables.O63])" office:value-type="string" office:string-value="DBLogUserName VARCHAR(20)">
            <text:p>DBLogUserName VARCHAR(20)</text:p>
          </table:table-cell>
          <table:table-cell table:number-columns-repeated="255"/>
        </table:table-row>
        <table:table-row table:style-name="ro1">
          <table:table-cell table:style-name="ce47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9" office:value-type="string">
            <text:p>/* Set initial values */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DBVersion','','',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RegionId','','',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RegionLabel','','',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CountryIso','','',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RegionLastUpdate','','',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I18NFirstLang','','',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I18NSecondLang','','',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I18NThirdLang','','',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PeriodBeginDate','','',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PeriodEndDate','','',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PeriodOutOfRange','','',''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'InfoCredits','','',''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'InfoGeneral','','',''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'InfoSources','','',''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'InfoSynopsis','','',''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'InfoObservation','','',''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'InfoGeography','','','');</text:p>
          </table:table-cell>
          <table:table-cell table:number-columns-repeated="255"/>
        </table:table-row>
        <table:table-row table:style-name="ro1">
          <table:table-cell table:style-name="ce58" office:value-type="string">
            <text:p>INSERT INTO Info VALUES ('InfoCartography','','',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InfoAdminURL','','',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GeoLimitMinX','','',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GeoLimitMinY','','',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GeoLimitMaxX','','',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GeoLimitMaxY','','',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CartoLayerFile','','',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CartoLayerName','','','');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INSERT INTO Info VALUES ('CartoLayerCode','','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Sync_Info','','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Sync_Event','','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Sync_Cause','','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Sync_GeoLevel','','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Sync_Geography','','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Sync_Disaster','','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Sync_EEField','','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Sync_EEData','','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Sync_EEGroup','','','');</text:p>
          </table:table-cell>
          <table:table-cell table:number-columns-repeated="255"/>
        </table:table-row>
        <table:table-row table:style-name="ro1">
          <table:table-cell table:style-name="ce59" office:value-type="string">
            <text:p>INSERT INTO Info VALUES ('Sync_DatabaseLog','','','');</text:p>
          </table:table-cell>
          <table:table-cell table:number-columns-repeated="255"/>
        </table:table-row>
        <table:table-row table:style-name="ro1" table:number-rows-repeated="2">
          <table:table-cell table:style-name="Default"/>
          <table:table-cell table:number-columns-repeated="255"/>
        </table:table-row>
        <table:table-row table:style-name="ro1" table:number-rows-repeated="6532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fo:page-width="21.59cm" fo:page-height="27.94cm" style:num-format="1" style:print-orientation="portrait" fo:margin-top="0.64cm" fo:margin-bottom="1.3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4">02/24/2009</text:date>, <text:time>23:25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Mario Yandar</meta:initial-creator>
    <meta:creation-date>2008-05-07T11:20:47</meta:creation-date>
    <dc:creator>Mario Yandar</dc:creator>
    <dc:date>2009-02-24T23:25:49</dc:date>
    <meta:printed-by>Mario Yandar</meta:printed-by>
    <meta:print-date>2008-05-09T11:50:49</meta:print-date>
    <meta:editing-cycles>314</meta:editing-cycles>
    <meta:editing-duration>PT85H43M12S</meta:editing-duration>
    <meta:document-statistic meta:table-count="4" meta:cell-count="811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